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369cm" fo:break-before="auto" style:use-optimal-row-height="true"/>
    </style:style>
    <style:style style:name="ro6" style:family="table-row">
      <style:table-row-properties style:row-height="0.974cm" fo:break-before="auto" style:use-optimal-row-height="true"/>
    </style:style>
    <style:style style:name="ro7" style:family="table-row">
      <style:table-row-properties style:row-height="1.249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1.263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1.842cm" fo:break-before="auto" style:use-optimal-row-height="true"/>
    </style:style>
    <style:style style:name="ro15" style:family="table-row">
      <style:table-row-properties style:row-height="1.905cm" fo:break-before="auto" style:use-optimal-row-height="true"/>
    </style:style>
    <style:style style:name="ro16" style:family="table-row">
      <style:table-row-properties style:row-height="1.685cm" fo:break-before="auto" style:use-optimal-row-height="true"/>
    </style:style>
    <style:style style:name="ro17" style:family="table-row">
      <style:table-row-properties style:row-height="2.131cm" fo:break-before="auto" style:use-optimal-row-height="true"/>
    </style:style>
    <style:style style:name="ta1" style:family="table" style:master-page-name="PageStyle_5f_Test_20_Case_20_1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3838"/>
    </style:style>
    <number:text-style style:name="N100">
      <number:text-content/>
    </number:text-style>
    <style:style style:name="ce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1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c0c0c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8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Normál_20_2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Normál_20_2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 style:data-style-name="N19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2]))))" style:apply-style-name="Excel_5f_CondFormat_5f_1_5f_3_5f_1" style:base-cell-address="'Test Case 1'.I22"/>
      <style:map style:condition="is-true-formula(NOT(ISERROR(SEARCH(&quot;Pass&quot;;[.I22]))))" style:apply-style-name="Excel_5f_CondFormat_5f_1_5f_3_5f_2" style:base-cell-address="'Test Case 1'.I22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3]))))" style:apply-style-name="Excel_5f_CondFormat_5f_1_5f_4_5f_1" style:base-cell-address="'Test Case 1'.I23"/>
      <style:map style:condition="is-true-formula(NOT(ISERROR(SEARCH(&quot;Pass&quot;;[.I23]))))" style:apply-style-name="Excel_5f_CondFormat_5f_1_5f_4_5f_2" style:base-cell-address="'Test Case 1'.I23"/>
    </style:style>
    <style:style style:name="ce42" style:family="table-cell" style:parent-style-name="Default" style:data-style-name="N100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1'.J5"/>
      <style:map style:condition="is-true-formula(NOT(ISERROR(SEARCH(&quot;Fail&quot;;[.J5]))))" style:apply-style-name="Excel_5f_CondFormat_5f_1_5f_1_5f_2" style:base-cell-address="'Test Case 1'.J5"/>
    </style:style>
    <style:style style:name="ce44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5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2]))))" style:apply-style-name="Excel_5f_CondFormat_5f_1_5f_3_5f_1" style:base-cell-address="'Test Case 1'.I22"/>
      <style:map style:condition="is-true-formula(NOT(ISERROR(SEARCH(&quot;Pass&quot;;[.I22]))))" style:apply-style-name="Excel_5f_CondFormat_5f_1_5f_3_5f_2" style:base-cell-address="'Test Case 1'.I22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3]))))" style:apply-style-name="Excel_5f_CondFormat_5f_1_5f_4_5f_1" style:base-cell-address="'Test Case 1'.I23"/>
      <style:map style:condition="is-true-formula(NOT(ISERROR(SEARCH(&quot;Pass&quot;;[.I23]))))" style:apply-style-name="Excel_5f_CondFormat_5f_1_5f_4_5f_2" style:base-cell-address="'Test Case 1'.I23"/>
    </style:style>
    <style:style style:name="ce51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2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Excel_5f_BuiltIn_5f_Jegyze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2'.J5"/>
      <style:map style:condition="is-true-formula(NOT(ISERROR(SEARCH(&quot;Fail&quot;;[.J5]))))" style:apply-style-name="Excel_5f_CondFormat_5f_1_5f_1_5f_2" style:base-cell-address="'Test Case 2'.J5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3'.J5"/>
      <style:map style:condition="is-true-formula(NOT(ISERROR(SEARCH(&quot;Fail&quot;;[.J5]))))" style:apply-style-name="Excel_5f_CondFormat_5f_1_5f_1_5f_2" style:base-cell-address="'Test case 3'.J5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4'.J5"/>
      <style:map style:condition="is-true-formula(NOT(ISERROR(SEARCH(&quot;Fail&quot;;[.J5]))))" style:apply-style-name="Excel_5f_CondFormat_5f_1_5f_1_5f_2" style:base-cell-address="'test case 4'.J5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5'.J5"/>
      <style:map style:condition="is-true-formula(NOT(ISERROR(SEARCH(&quot;Fail&quot;;[.J5]))))" style:apply-style-name="Excel_5f_CondFormat_5f_1_5f_1_5f_2" style:base-cell-address="'test case 5'.J5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2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6'.J5"/>
      <style:map style:condition="is-true-formula(NOT(ISERROR(SEARCH(&quot;Fail&quot;;[.J5]))))" style:apply-style-name="Excel_5f_CondFormat_5f_1_5f_1_5f_2" style:base-cell-address="'test case 6'.J5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7'.I16"/>
      <style:map style:condition="is-true-formula(NOT(ISERROR(SEARCH(&quot;Pass&quot;;[.I16]))))" style:apply-style-name="Excel_5f_CondFormat_5f_1_5f_2_5f_2" style:base-cell-address="'test case 7'.I16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7'.I16"/>
      <style:map style:condition="is-true-formula(NOT(ISERROR(SEARCH(&quot;Pass&quot;;[.I16]))))" style:apply-style-name="Excel_5f_CondFormat_5f_1_5f_2_5f_2" style:base-cell-address="'test case 7'.I16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7'.I16"/>
      <style:map style:condition="is-true-formula(NOT(ISERROR(SEARCH(&quot;Pass&quot;;[.I16]))))" style:apply-style-name="Excel_5f_CondFormat_5f_1_5f_2_5f_2" style:base-cell-address="'test case 7'.I16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7'.J5"/>
      <style:map style:condition="is-true-formula(NOT(ISERROR(SEARCH(&quot;Fail&quot;;[.J5]))))" style:apply-style-name="Excel_5f_CondFormat_5f_1_5f_1_5f_2" style:base-cell-address="'test case 7'.J5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7'.I16"/>
      <style:map style:condition="is-true-formula(NOT(ISERROR(SEARCH(&quot;Pass&quot;;[.I16]))))" style:apply-style-name="Excel_5f_CondFormat_5f_1_5f_2_5f_2" style:base-cell-address="'test case 7'.I16"/>
    </style:style>
    <style:style style:name="T1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246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number-columns-repeated="252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1_register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Felhasználó regisztrációja valós adatokkal</text:p>
          </table:table-cell>
          <table:covered-table-cell table:number-columns-repeated="4" table:style-name="ce63"/>
          <table:table-cell table:number-columns-repeated="247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 table:number-columns-repeated="247"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 table:number-columns-repeated="247"/>
        </table:table-row>
        <table:table-row table:style-name="ro3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 office:value-type="string" calcext:value-type="string">
            <text:p>Mazurka Zita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office:value-type="date" office:date-value="2021-06-05" calcext:value-type="date" table:number-columns-spanned="2" table:number-rows-spanned="1">
            <text:p>2021.06.05</text:p>
          </table:table-cell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43" office:value-type="string" calcext:value-type="string">
            <text:p>pass</text:p>
          </table:table-cell>
          <table:table-cell table:number-columns-repeated="247"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47"/>
        </table:table-row>
        <table:table-row table:style-name="ro2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4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oldal megnyitott</text:p>
          </table:table-cell>
          <table:covered-table-cell table:style-name="ce63"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user registration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4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6" office:value-type="string" calcext:value-type="string" table:number-columns-spanned="3" table:number-rows-spanned="1">
            <text:p>A host elérhető</text:p>
          </table:table-cell>
          <table:covered-table-cell table:style-name="ce63"/>
          <table:covered-table-cell table:style-name="ce68"/>
          <table:table-cell table:style-name="ce2"/>
          <table:table-cell table:number-columns-repeated="25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6" office:value-type="string" calcext:value-type="string" table:number-columns-spanned="3" table:number-rows-spanned="1">
            <text:p>Windows 10 Pro</text:p>
          </table:table-cell>
          <table:covered-table-cell table:style-name="ce63"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4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6" office:value-type="string" calcext:value-type="string" table:number-columns-spanned="3" table:number-rows-spanned="1">
            <text:p>Chrome Verzió: 91.0.4472.77 (Hivatalos verzió) (64 bites)</text:p>
          </table:table-cell>
          <table:covered-table-cell table:style-name="ce63"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47"/>
        </table:table-row>
        <table:table-row table:style-name="ro1">
          <table:table-cell table:style-name="ce2" table:number-columns-repeated="10"/>
          <table:table-cell table:number-columns-repeated="247"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number-columns-repeated="254"/>
        </table:table-row>
        <table:table-row table:style-name="ro2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 table:number-columns-repeated="2"/>
          <table:table-cell table:number-columns-repeated="244"/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 table:number-columns-repeated="2"/>
          <table:table-cell table:number-columns-repeated="244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Kattints a Sign up gombra</text:p>
          </table:table-cell>
          <table:covered-table-cell table:style-name="ce22"/>
          <table:table-cell table:style-name="ce56" office:value-type="string" calcext:value-type="string" table:number-columns-spanned="2" table:number-rows-spanned="1">
            <text:p>Sign up oldal megjelenik</text:p>
          </table:table-cell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Felhasználó kitölti</text:p>
            <text:p>Username: sun</text:p>
            <text:p>e-mail adress: <text:a xlink:href="mailto:tkata@gmail.com" xlink:type="simple">tkata@gmail.com</text:a></text:p>
            <text:p>password: Sunshine2046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oldal elfogadja az adatokat bármilyen üzenet nélkül</text:p>
          </table:table-cell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Kattints a Sign up gombra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űrlap eltűnik, a user adatai elmentődtek, nem érkezett hibaüzenet, megjelent a home oldal</text:p>
          </table:table-cell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Ellenőrizd a session-t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oldal jobb felső sarkában megjelenik a <text:s/>username</text:p>
          </table:table-cell>
          <table:covered-table-cell table:style-name="ce56"/>
          <table:table-cell table:style-name="ce56" office:value-type="string" calcext:value-type="string" table:number-columns-spanned="3" table:number-rows-spanned="1">
            <text:p/>
            <text:p/>
          </table:table-cell>
          <table:covered-table-cell table:style-name="ce63"/>
          <table:covered-table-cell table:style-name="ce68"/>
          <table:table-cell table:style-name="ce38" office:value-type="string" calcext:value-type="string" table:number-columns-spanned="2" table:number-rows-spanned="1">
            <text:p>Pass </text:p>
          </table:table-cell>
          <table:covered-table-cell table:style-name="ce47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9"/>
          <table:table-cell table:style-name="ce48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9"/>
          <table:table-cell table:style-name="ce48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40"/>
          <table:table-cell table:style-name="ce49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41"/>
          <table:table-cell table:style-name="ce50"/>
          <table:table-cell table:style-name="ce53"/>
          <table:table-cell table:number-columns-repeated="246"/>
        </table:table-row>
        <table:table-row table:style-name="ro1" table:number-rows-repeated="1048552">
          <table:table-cell table:number-columns-repeated="257"/>
        </table:table-row>
        <table:table-row table:style-name="ro1">
          <table:table-cell table:number-columns-repeated="257"/>
        </table:table-row>
        <calcext:conditional-formats>
          <calcext:conditional-format calcext:target-range-address="'Test Case 1'.J5:'Test Case 1'.J5">
            <calcext:condition calcext:apply-style-name="Excel_CondFormat_1_1_1" calcext:value="formula-is(NOT(ISERROR(SEARCH(&quot;Pass&quot;;[.J5]))))" calcext:base-cell-address="'Test Case 1'.J5"/>
            <calcext:condition calcext:apply-style-name="Excel_CondFormat_1_1_2" calcext:value="formula-is(NOT(ISERROR(SEARCH(&quot;Fail&quot;;[.J5]))))" calcext:base-cell-address="'Test Case 1'.J5"/>
          </calcext:conditional-format>
          <calcext:conditional-format calcext:target-range-address="'Test Case 1'.I20:'Test Case 1'.J21 'Test Case 1'.I16:'Test Case 1'.I19">
            <calcext:condition calcext:apply-style-name="Excel_CondFormat_1_2_1" calcext:value="formula-is(NOT(ISERROR(SEARCH(&quot;Fail&quot;;[.I20]))))" calcext:base-cell-address="'Test Case 1'.I20"/>
            <calcext:condition calcext:apply-style-name="Excel_CondFormat_1_2_2" calcext:value="formula-is(NOT(ISERROR(SEARCH(&quot;Pass&quot;;[.I20]))))" calcext:base-cell-address="'Test Case 1'.I20"/>
          </calcext:conditional-format>
          <calcext:conditional-format calcext:target-range-address="'Test Case 1'.I22:'Test Case 1'.J22">
            <calcext:condition calcext:apply-style-name="Excel_CondFormat_1_3_1" calcext:value="formula-is(NOT(ISERROR(SEARCH(&quot;Fail&quot;;[.I22]))))" calcext:base-cell-address="'Test Case 1'.I22"/>
            <calcext:condition calcext:apply-style-name="Excel_CondFormat_1_3_2" calcext:value="formula-is(NOT(ISERROR(SEARCH(&quot;Pass&quot;;[.I22]))))" calcext:base-cell-address="'Test Case 1'.I22"/>
          </calcext:conditional-format>
          <calcext:conditional-format calcext:target-range-address="'Test Case 1'.I23:'Test Case 1'.J23">
            <calcext:condition calcext:apply-style-name="Excel_CondFormat_1_4_1" calcext:value="formula-is(NOT(ISERROR(SEARCH(&quot;Fail&quot;;[.I23]))))" calcext:base-cell-address="'Test Case 1'.I23"/>
            <calcext:condition calcext:apply-style-name="Excel_CondFormat_1_4_2" calcext:value="formula-is(NOT(ISERROR(SEARCH(&quot;Pass&quot;;[.I23]))))" calcext:base-cell-address="'Test Case 1'.I23"/>
          </calcext:conditional-format>
        </calcext:conditional-formats>
      </table:table>
      <table:table table:name="Test Case 2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2_login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Belépés létező userrel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 office:value-type="string" calcext:value-type="string">
            <text:p>Mazurka Zita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office:value-type="date" office:date-value="2021-06-05" calcext:value-type="date" table:number-columns-spanned="2" table:number-rows-spanned="1">
            <text:p>2021.06.05</text:p>
          </table:table-cell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01" office:value-type="string" calcext:value-type="string">
            <text:p>pass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megnyitott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user log in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elérhető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Ellenőrizd, hogy nincs bejelentkezve user!</text:p>
          </table:table-cell>
          <table:covered-table-cell table:style-name="ce22"/>
          <table:table-cell office:value-type="string" calcext:value-type="string" table:number-columns-spanned="2" table:number-rows-spanned="1">
            <text:p>Nem jelenik meg usernév az applikációban a jobb felső sarokban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Ellenőrizd, hogy a Sign in gomb elérhető és látható!</text:p>
          </table:table-cell>
          <table:covered-table-cell table:style-name="ce23"/>
          <table:table-cell office:value-type="string" calcext:value-type="string" table:number-columns-spanned="2" table:number-rows-spanned="1">
            <text:p>A gomb elérhető és látható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Kattints a Sign in gombra!</text:p>
          </table:table-cell>
          <table:covered-table-cell table:style-name="ce23"/>
          <table:table-cell office:value-type="string" calcext:value-type="string" table:number-columns-spanned="2" table:number-rows-spanned="1">
            <text:p>A belépési oldal megjelenik.A következő placeholder mezőket kell kitölteni:</text:p>
            <text:p>1. E-mail</text:p>
            <text:p>2. Password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öltsd ki a következő adatokkal:</text:p>
            <text:p>E-mail: <text:a xlink:href="mailto:tkata@gmail.com" xlink:type="simple">tkata@gmail.com</text:a></text:p>
            <text:p>Password: Sunshine2046</text:p>
          </table:table-cell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9" office:value-type="string" calcext:value-type="string" table:number-columns-spanned="2" table:number-rows-spanned="1">
            <text:p>pass</text:p>
          </table:table-cell>
          <table:covered-table-cell table:style-name="ce47"/>
          <table:table-cell table:style-name="ce53"/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Kattints a sign in gombra</text:p>
          </table:table-cell>
          <table:covered-table-cell table:style-name="ce24"/>
          <table:table-cell office:value-type="string" calcext:value-type="string" table:number-columns-spanned="2" table:number-rows-spanned="1">
            <text:p>A user be tud lépni mindenféle üzenet nélkül és megjelenik, hogy belépett az applikáció jobb felső sarkában a username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0" office:value-type="string" calcext:value-type="string">
            <text:p>pass</text:p>
          </table:table-cell>
          <table:table-cell table:style-name="ce102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0"/>
          <table:table-cell table:style-name="ce102"/>
          <table:table-cell table:style-name="ce53"/>
        </table:table-row>
        <calcext:conditional-formats>
          <calcext:conditional-format calcext:target-range-address="'Test Case 2'.J5:'Test Case 2'.J5">
            <calcext:condition calcext:apply-style-name="Excel_CondFormat_1_1_1" calcext:value="formula-is(NOT(ISERROR(SEARCH(&quot;Pass&quot;;[.J5]))))" calcext:base-cell-address="'Test Case 2'.J5"/>
            <calcext:condition calcext:apply-style-name="Excel_CondFormat_1_1_2" calcext:value="formula-is(NOT(ISERROR(SEARCH(&quot;Fail&quot;;[.J5]))))" calcext:base-cell-address="'Test Case 2'.J5"/>
          </calcext:conditional-format>
          <calcext:conditional-format calcext:target-range-address="'Test Case 2'.I20:'Test Case 2'.J21 'Test Case 2'.I16:'Test Case 2'.I19">
            <calcext:condition calcext:apply-style-name="Excel_CondFormat_1_2_1" calcext:value="formula-is(NOT(ISERROR(SEARCH(&quot;Fail&quot;;[.I16]))))" calcext:base-cell-address="'Test Case 2'.I16"/>
            <calcext:condition calcext:apply-style-name="Excel_CondFormat_1_2_2" calcext:value="formula-is(NOT(ISERROR(SEARCH(&quot;Pass&quot;;[.I16]))))" calcext:base-cell-address="'Test Case 2'.I16"/>
          </calcext:conditional-format>
        </calcext:conditional-formats>
      </table:table>
      <table:table table:name="Test case 3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2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3_logou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Kijelentkezés létező userrel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08"/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site is opening</text:span>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user log ou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2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ni, hogy a user be van lép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Kattints a log out gombra</text:p>
          </table:table-cell>
          <table:covered-table-cell table:style-name="ce22"/>
          <table:table-cell office:value-type="string" calcext:value-type="string" table:number-columns-spanned="2" table:number-rows-spanned="1">
            <text:p>az applikáció kilépteti a felhasználót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Ellenőrizze a sessiont</text:p>
          </table:table-cell>
          <table:covered-table-cell table:style-name="ce23"/>
          <table:table-cell office:value-type="string" calcext:value-type="string" table:number-columns-spanned="2" table:number-rows-spanned="1">
            <text:p>minden aktív session megszűnt és a felhasználó kijeletkezett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5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6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7"/>
          <table:table-cell table:style-name="ce109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7"/>
          <table:table-cell table:style-name="ce109"/>
          <table:table-cell table:style-name="ce53"/>
        </table:table-row>
        <calcext:conditional-formats>
          <calcext:conditional-format calcext:target-range-address="'Test case 3'.J5:'Test case 3'.J5">
            <calcext:condition calcext:apply-style-name="Excel_CondFormat_1_1_1" calcext:value="formula-is(NOT(ISERROR(SEARCH(&quot;Pass&quot;;[.J5]))))" calcext:base-cell-address="'Test case 3'.J5"/>
            <calcext:condition calcext:apply-style-name="Excel_CondFormat_1_1_2" calcext:value="formula-is(NOT(ISERROR(SEARCH(&quot;Fail&quot;;[.J5]))))" calcext:base-cell-address="'Test case 3'.J5"/>
          </calcext:conditional-format>
          <calcext:conditional-format calcext:target-range-address="'Test case 3'.I20:'Test case 3'.J21 'Test case 3'.I16:'Test case 3'.I19">
            <calcext:condition calcext:apply-style-name="Excel_CondFormat_1_2_1" calcext:value="formula-is(NOT(ISERROR(SEARCH(&quot;Fail&quot;;[.I16]))))" calcext:base-cell-address="'Test case 3'.I16"/>
            <calcext:condition calcext:apply-style-name="Excel_CondFormat_1_2_2" calcext:value="formula-is(NOT(ISERROR(SEARCH(&quot;Pass&quot;;[.I16]))))" calcext:base-cell-address="'Test case 3'.I16"/>
          </calcext:conditional-format>
        </calcext:conditional-formats>
      </table:table>
      <table:table table:name="test case 4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4_new_pos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új post létrehozása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13"/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oldal megnyitott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new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elérhető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0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 után futtatható, ellenőrizzük, hogy be van-e lép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Sun felhasználó New post gombra kattint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felület, ahol a cikket írhatja:</text:p>
            <text:p>Cím:</text:p>
            <text:p>Lead</text:p>
            <text:p>Szöveg:</text:p>
            <text:p>Tagek: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5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kitölti a felületet</text:p>
            <text:p><text:span text:style-name="T1">Cím: Spring</text:span></text:p>
            <text:p><text:span text:style-name="T1">Lead: About my favorite season</text:span></text:p>
            <text:p><text:span text:style-name="T1">Szöveg: Spring is my life.</text:span></text:p>
            <text:p><text:span text:style-name="T1">Tagek: spring, life, season, favorite</text:span></text:p>
            <text:p> majd publish gombot aktiválja</text:p>
          </table:table-cell>
          <table:covered-table-cell table:style-name="ce23"/>
          <table:table-cell office:value-type="string" calcext:value-type="string" table:number-columns-spanned="2" table:number-rows-spanned="1">
            <text:p>Rendszer elmenti a cikket és megjeleníti mások számára a Home oldalon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0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1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2"/>
          <table:table-cell table:style-name="ce114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2"/>
          <table:table-cell table:style-name="ce114"/>
          <table:table-cell table:style-name="ce53"/>
        </table:table-row>
        <calcext:conditional-formats>
          <calcext:conditional-format calcext:target-range-address="'test case 4'.J5:'test case 4'.J5">
            <calcext:condition calcext:apply-style-name="Excel_CondFormat_1_1_1" calcext:value="formula-is(NOT(ISERROR(SEARCH(&quot;Pass&quot;;[.J5]))))" calcext:base-cell-address="'test case 4'.J5"/>
            <calcext:condition calcext:apply-style-name="Excel_CondFormat_1_1_2" calcext:value="formula-is(NOT(ISERROR(SEARCH(&quot;Fail&quot;;[.J5]))))" calcext:base-cell-address="'test case 4'.J5"/>
          </calcext:conditional-format>
          <calcext:conditional-format calcext:target-range-address="'test case 4'.I20:'test case 4'.J21 'test case 4'.I16:'test case 4'.I19">
            <calcext:condition calcext:apply-style-name="Excel_CondFormat_1_2_1" calcext:value="formula-is(NOT(ISERROR(SEARCH(&quot;Fail&quot;;[.I16]))))" calcext:base-cell-address="'test case 4'.I16"/>
            <calcext:condition calcext:apply-style-name="Excel_CondFormat_1_2_2" calcext:value="formula-is(NOT(ISERROR(SEARCH(&quot;Pass&quot;;[.I16]))))" calcext:base-cell-address="'test case 4'.I16"/>
          </calcext:conditional-format>
        </calcext:conditional-formats>
      </table:table>
      <table:table table:name="test case 5" table:style-name="ta3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5_edit_pos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Létező cikk szerkesztése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18" office:value-type="string" calcext:value-type="string">
            <text:p>fail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edit my existing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2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ze, hogy be van lépve a user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16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<text:a xlink:href="https://react-layr-realworld-example-app.layrjs.com/@sun/articles" xlink:type="simple">https://react-layr-realworld-example-app.layrjs.com/@sun/articles</text:a> oldalon a módosítani kívánt cikkre, Summer című cikk címére kattint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cikk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aktiválja az edit article gombot</text:p>
          </table:table-cell>
          <table:covered-table-cell table:style-name="ce23"/>
          <table:table-cell office:value-type="string" calcext:value-type="string" table:number-columns-spanned="2" table:number-rows-spanned="1">
            <text:p>Szerkeszthetővé válik a cikk, a korábban beírt szöveggel kitöltve jelenik meg a cikk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User módosítja a cikk címét My season címre, majd aktiválja a publish article gombot</text:p>
          </table:table-cell>
          <table:covered-table-cell table:style-name="ce23"/>
          <table:table-cell office:value-type="string" calcext:value-type="string" table:number-columns-spanned="2" table:number-rows-spanned="1">
            <text:p>A cikkben csak a cím módosul, minden más megmarad.</text:p>
          </table:table-cell>
          <table:covered-table-cell/>
          <table:table-cell office:value-type="string" calcext:value-type="string" table:number-columns-spanned="3" table:number-rows-spanned="1">
            <text:p>Publish article gomb aktiválása után módosul a cím, de eltűnnek a tagek.</text:p>
          </table:table-cell>
          <table:covered-table-cell/>
          <table:covered-table-cell table:style-name="ce68"/>
          <table:table-cell table:style-name="ce115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6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7"/>
          <table:table-cell table:style-name="ce119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7"/>
          <table:table-cell table:style-name="ce119"/>
          <table:table-cell table:style-name="ce53"/>
        </table:table-row>
        <calcext:conditional-formats>
          <calcext:conditional-format calcext:target-range-address="'test case 5'.J5:'test case 5'.J5">
            <calcext:condition calcext:apply-style-name="Excel_CondFormat_1_1_1" calcext:value="formula-is(NOT(ISERROR(SEARCH(&quot;Pass&quot;;[.J5]))))" calcext:base-cell-address="'test case 5'.J5"/>
            <calcext:condition calcext:apply-style-name="Excel_CondFormat_1_1_2" calcext:value="formula-is(NOT(ISERROR(SEARCH(&quot;Fail&quot;;[.J5]))))" calcext:base-cell-address="'test case 5'.J5"/>
          </calcext:conditional-format>
          <calcext:conditional-format calcext:target-range-address="'test case 5'.I20:'test case 5'.J21 'test case 5'.I16:'test case 5'.I19">
            <calcext:condition calcext:apply-style-name="Excel_CondFormat_1_2_1" calcext:value="formula-is(NOT(ISERROR(SEARCH(&quot;Fail&quot;;[.I16]))))" calcext:base-cell-address="'test case 5'.I16"/>
            <calcext:condition calcext:apply-style-name="Excel_CondFormat_1_2_2" calcext:value="formula-is(NOT(ISERROR(SEARCH(&quot;Pass&quot;;[.I16]))))" calcext:base-cell-address="'test case 5'.I16"/>
          </calcext:conditional-format>
        </calcext:conditional-formats>
      </table:table>
      <table:table table:name="test case 6" table:style-name="ta3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6_delete_pos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Egy létező cikk törlése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25" office:value-type="string" calcext:value-type="string">
            <text:p>fail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delete my existing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7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ni, hogy <text:s/>a felhasználó be van lépve és van legalább egy létező cikk a rendszerben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20" office:value-type="string" calcext:value-type="string" table:number-columns-spanned="2" table:number-rows-spanned="1">
            <text:p><text:span text:style-name="T2">User </text:span><text:span text:style-name="T2"><text:a xlink:href="https://react-layr-realworld-example-app.layrjs.com/@sun/articles" xlink:type="simple">https://react-layr-realworld-example-app.layrjs.com/@sun/articles</text:a></text:span><text:span text:style-name="T2"> oldalon a törölni kívánt cikk címére, Summer  kattint</text:span>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cikk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2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aktiválja a Delete article gombot</text:p>
          </table:table-cell>
          <table:covered-table-cell table:style-name="ce23"/>
          <table:table-cell office:value-type="string" calcext:value-type="string" table:number-columns-spanned="2" table:number-rows-spanned="1">
            <text:p>A cikk törlődik, nem tárolódik.</text:p>
          </table:table-cell>
          <table:covered-table-cell/>
          <table:table-cell office:value-type="string" calcext:value-type="string" table:number-columns-spanned="3" table:number-rows-spanned="1">
            <text:p>A cikk nem törölhető. Oops, somthing went wrong hibaüzenet jelenik meg az oldalon, ám ennek ellenére törli a cikket.</text:p>
          </table:table-cell>
          <table:covered-table-cell/>
          <table:covered-table-cell table:style-name="ce68"/>
          <table:table-cell table:style-name="ce122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User a vissza gombra kattint.</text:p>
          </table:table-cell>
          <table:covered-table-cell table:style-name="ce23"/>
          <table:table-cell office:value-type="string" calcext:value-type="string" table:number-columns-spanned="2" table:number-rows-spanned="1">
            <text:p>A cikk nem jelenik meg, hanem törlődött a rendszerből.</text:p>
          </table:table-cell>
          <table:covered-table-cell/>
          <table:table-cell office:value-type="string" calcext:value-type="string" table:number-columns-spanned="3" table:number-rows-spanned="1">
            <text:p>A cikk megjelenik és módosÍtható.</text:p>
          </table:table-cell>
          <table:covered-table-cell/>
          <table:covered-table-cell table:style-name="ce68"/>
          <table:table-cell table:style-name="ce122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3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4"/>
          <table:table-cell table:style-name="ce127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4"/>
          <table:table-cell table:style-name="ce127"/>
          <table:table-cell table:style-name="ce53"/>
        </table:table-row>
        <calcext:conditional-formats>
          <calcext:conditional-format calcext:target-range-address="'test case 6'.J5:'test case 6'.J5">
            <calcext:condition calcext:apply-style-name="Excel_CondFormat_1_1_1" calcext:value="formula-is(NOT(ISERROR(SEARCH(&quot;Pass&quot;;[.J5]))))" calcext:base-cell-address="'test case 6'.J5"/>
            <calcext:condition calcext:apply-style-name="Excel_CondFormat_1_1_2" calcext:value="formula-is(NOT(ISERROR(SEARCH(&quot;Fail&quot;;[.J5]))))" calcext:base-cell-address="'test case 6'.J5"/>
          </calcext:conditional-format>
          <calcext:conditional-format calcext:target-range-address="'test case 6'.I20:'test case 6'.J21 'test case 6'.I16:'test case 6'.I19">
            <calcext:condition calcext:apply-style-name="Excel_CondFormat_1_2_1" calcext:value="formula-is(NOT(ISERROR(SEARCH(&quot;Fail&quot;;[.I16]))))" calcext:base-cell-address="'test case 6'.I16"/>
            <calcext:condition calcext:apply-style-name="Excel_CondFormat_1_2_2" calcext:value="formula-is(NOT(ISERROR(SEARCH(&quot;Pass&quot;;[.I16]))))" calcext:base-cell-address="'test case 6'.I16"/>
          </calcext:conditional-format>
        </calcext:conditional-formats>
      </table:table>
      <table:table table:name="test case 7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8_detailes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Cikk részleteinek megtekintése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32" office:value-type="string" calcext:value-type="string">
            <text:p>pas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68"/>
          <table:table-cell table:style-name="ce2"/>
          <table:table-cell table:style-name="ce126" office:value-type="string" calcext:value-type="string" table:number-columns-spanned="2" table:number-rows-spanned="1">
            <text:p>Article details view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C_002, ellenőrizze, hogy user be van jelentkez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10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globan feeden rákattint egy létező cikk címére :Lorem ipsum dolor sit amet</text:p>
          </table:table-cell>
          <table:covered-table-cell table:style-name="ce22"/>
          <table:table-cell office:value-type="string" calcext:value-type="string" table:number-columns-spanned="2" table:number-rows-spanned="1">
            <text:p>a cikk megjelenik, user el tudja olvasni a teljes blogot, s megjelennek a cikk részletei: cikk címe, cikk s zövege, tagek, cikk szerzője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9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9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9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30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31"/>
          <table:table-cell table:style-name="ce133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31"/>
          <table:table-cell table:style-name="ce133"/>
          <table:table-cell table:style-name="ce53"/>
        </table:table-row>
        <calcext:conditional-formats>
          <calcext:conditional-format calcext:target-range-address="'test case 7'.J5:'test case 7'.J5">
            <calcext:condition calcext:apply-style-name="Excel_CondFormat_1_1_1" calcext:value="formula-is(NOT(ISERROR(SEARCH(&quot;Pass&quot;;[.J5]))))" calcext:base-cell-address="'test case 7'.J5"/>
            <calcext:condition calcext:apply-style-name="Excel_CondFormat_1_1_2" calcext:value="formula-is(NOT(ISERROR(SEARCH(&quot;Fail&quot;;[.J5]))))" calcext:base-cell-address="'test case 7'.J5"/>
          </calcext:conditional-format>
          <calcext:conditional-format calcext:target-range-address="'test case 7'.I20:'test case 7'.J21 'test case 7'.I16:'test case 7'.I19">
            <calcext:condition calcext:apply-style-name="Excel_CondFormat_1_2_1" calcext:value="formula-is(NOT(ISERROR(SEARCH(&quot;Fail&quot;;[.I16]))))" calcext:base-cell-address="'test case 7'.I16"/>
            <calcext:condition calcext:apply-style-name="Excel_CondFormat_1_2_2" calcext:value="formula-is(NOT(ISERROR(SEARCH(&quot;Pass&quot;;[.I16]))))" calcext:base-cell-address="'test case 7'.I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8P2" style:volatile="true">
      <number:text> </number:text>
      <number:fill-character> </number:fill-character>
      <number:text>- Ft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8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$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month number:style="long" number:textual="true"/>
      <number:text> </number:text>
      <number:day/>
      <number:text>, </number:text>
      <number:year number:style="long"/>
    </number:date-style>
    <number:date-style style:name="N191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91">
      <number:text-content/>
      <style:map style:condition="value()&lt;=1.7976931348623157E+308" style:apply-style-name="N191P0"/>
    </number:text-style>
    <number:date-style style:name="N10141" number:language="hu" number:country="HU">
      <number:year number:style="long"/>
      <number:text>. </number:text>
      <number:month number:style="long" number:textual="true"/>
      <number:text> </number:text>
      <number:day/>
      <number:text>., </number:text>
      <number:day-of-week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ál_20_2" style:display-name="Normá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ffcc"/>
      <style:text-properties fo:color="#008000"/>
    </style:style>
    <style:style style:name="Excel_5f_CondFormat_5f_1_5f_1_5f_2" style:display-name="Excel_CondFormat_1_1_2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3_5f_2" style:display-name="Excel_CondFormat_1_3_2" style:family="table-cell" style:parent-style-name="Default">
      <style:table-cell-properties fo:background-color="#ccffcc"/>
      <style:text-properties fo:color="#00800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4_5f_2" style:display-name="Excel_CondFormat_1_4_2" style:family="table-cell" style:parent-style-name="Default">
      <style:table-cell-properties fo:background-color="#ccffcc"/>
      <style:text-properties fo:color="#008000"/>
    </style:style>
    <style:style style:name="Excel_5f_BuiltIn_5f_Jegyzet" style:display-name="Excel_BuiltIn_Jegyzet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00.00.00</text:date>, <text:time style:data-style-name="N2" text:time-value="10:17:05.433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áté Pataki;Mate.Pataki@training360.com</meta:initial-creator>
    <meta:creation-date>2010-03-03T09:48:51</meta:creation-date>
    <dc:date>2021-06-14T12:36:51.244000000</dc:date>
    <meta:editing-duration>PT12H30M58S</meta:editing-duration>
    <meta:editing-cycles>25</meta:editing-cycles>
    <meta:generator>LibreOffice/7.1.1.2$Windows_X86_64 LibreOffice_project/fe0b08f4af1bacafe4c7ecc87ce55bb426164676</meta:generator>
    <meta:document-statistic meta:table-count="7" meta:cell-count="392" meta:object-count="0"/>
  </office:meta>
</office:document-meta>
</file>